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18354" officeooo:paragraph-rsid="00018354"/>
    </style:style>
    <style:style style:name="P2" style:family="paragraph" style:parent-style-name="Text_20_body" style:list-style-name="L1">
      <style:text-properties fo:language="ru" fo:country="RU" officeooo:rsid="00069d2d" officeooo:paragraph-rsid="00069d2d"/>
    </style:style>
    <style:style style:name="P3" style:family="paragraph" style:parent-style-name="Text_20_body">
      <style:text-properties fo:language="ru" fo:country="RU" officeooo:rsid="00069d2d" officeooo:paragraph-rsid="00069d2d"/>
    </style:style>
    <style:style style:name="P4" style:family="paragraph" style:parent-style-name="Text_20_body">
      <style:text-properties fo:language="ru" fo:country="RU" officeooo:rsid="000bec41" officeooo:paragraph-rsid="00096866"/>
    </style:style>
    <style:style style:name="P5" style:family="paragraph" style:parent-style-name="Text_20_body">
      <style:text-properties fo:language="ru" fo:country="RU" officeooo:rsid="000d4e60" officeooo:paragraph-rsid="000d4e60"/>
    </style:style>
    <style:style style:name="P6" style:family="paragraph" style:parent-style-name="Text_20_body">
      <style:text-properties fo:language="ru" fo:country="RU" officeooo:rsid="000e1d56" officeooo:paragraph-rsid="000e1d56"/>
    </style:style>
    <style:style style:name="P7" style:family="paragraph" style:parent-style-name="Text_20_body">
      <style:text-properties fo:language="ru" fo:country="RU" officeooo:rsid="000fe714" officeooo:paragraph-rsid="000fe714"/>
    </style:style>
    <style:style style:name="P8" style:family="paragraph" style:parent-style-name="Text_20_body" style:list-style-name="L1">
      <style:text-properties officeooo:rsid="00018354" officeooo:paragraph-rsid="00018354"/>
    </style:style>
    <style:style style:name="P9" style:family="paragraph" style:parent-style-name="Text_20_body" style:list-style-name="L1">
      <style:text-properties officeooo:rsid="00038b94" officeooo:paragraph-rsid="00038b94"/>
    </style:style>
    <style:style style:name="P10" style:family="paragraph" style:parent-style-name="Text_20_body" style:list-style-name="L1">
      <style:text-properties officeooo:rsid="00050934" officeooo:paragraph-rsid="00050934"/>
    </style:style>
    <style:style style:name="P11" style:family="paragraph" style:parent-style-name="Text_20_body">
      <style:text-properties officeooo:rsid="000789b4" officeooo:paragraph-rsid="000789b4"/>
    </style:style>
    <style:style style:name="P12" style:family="paragraph" style:parent-style-name="Text_20_body">
      <style:text-properties officeooo:rsid="0008c91b" officeooo:paragraph-rsid="0008c91b"/>
    </style:style>
    <style:style style:name="P13" style:family="paragraph" style:parent-style-name="Text_20_body">
      <style:text-properties officeooo:rsid="00096866" officeooo:paragraph-rsid="00096866"/>
    </style:style>
    <style:style style:name="P14" style:family="paragraph" style:parent-style-name="Text_20_body">
      <style:text-properties officeooo:rsid="00096866" officeooo:paragraph-rsid="000bec41"/>
    </style:style>
    <style:style style:name="P15" style:family="paragraph" style:parent-style-name="Title">
      <style:text-properties fo:language="en" fo:country="US" officeooo:rsid="00018354" officeooo:paragraph-rsid="00018354"/>
    </style:style>
    <style:style style:name="P16" style:family="paragraph" style:parent-style-name="Heading_20_1">
      <style:text-properties fo:language="ru" fo:country="RU" officeooo:rsid="00018354" officeooo:paragraph-rsid="00018354"/>
    </style:style>
    <style:style style:name="P17" style:family="paragraph" style:parent-style-name="Heading_20_1" style:list-style-name="">
      <style:text-properties fo:language="ru" fo:country="RU" officeooo:rsid="000789b4" officeooo:paragraph-rsid="000789b4"/>
    </style:style>
    <style:style style:name="P18" style:family="paragraph" style:parent-style-name="Heading_20_1">
      <style:paragraph-properties fo:break-before="page"/>
      <style:text-properties fo:language="ru" fo:country="RU" officeooo:rsid="000789b4" officeooo:paragraph-rsid="000789b4"/>
    </style:style>
    <style:style style:name="P19" style:family="paragraph" style:parent-style-name="Heading_20_2">
      <style:text-properties fo:language="ru" fo:country="RU" officeooo:rsid="000789b4" officeooo:paragraph-rsid="000789b4"/>
    </style:style>
    <style:style style:name="P20" style:family="paragraph" style:parent-style-name="Heading_20_2">
      <style:text-properties fo:language="ru" fo:country="RU" officeooo:rsid="0008c91b" officeooo:paragraph-rsid="0008c91b"/>
    </style:style>
    <style:style style:name="P21" style:family="paragraph" style:parent-style-name="Heading_20_2">
      <style:text-properties fo:language="ru" fo:country="RU" officeooo:rsid="000bec41" officeooo:paragraph-rsid="000bec4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38b94"/>
    </style:style>
    <style:style style:name="T3" style:family="text">
      <style:text-properties fo:language="ru" fo:country="RU" officeooo:rsid="0008c91b"/>
    </style:style>
    <style:style style:name="T4" style:family="text">
      <style:text-properties fo:language="ru" fo:country="RU" officeooo:rsid="000abc5b"/>
    </style:style>
    <style:style style:name="T5" style:family="text">
      <style:text-properties fo:language="en" fo:country="US"/>
    </style:style>
    <style:style style:name="T6" style:family="text">
      <style:text-properties officeooo:rsid="000e1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ynComm</text:p>
      <text:p text:style-name="P1">Система асинхронных модулей.</text:p>
      <text:h text:style-name="P16" text:outline-level="1">Требование</text:h>
      <text:list xml:id="list582539365" text:style-name="L1">
        <text:list-item>
          <text:p text:style-name="P8"><text:span text:style-name="T1">Связь через сообщения между модулями.</text:span></text:p>
        </text:list-item>
        <text:list-item>
          <text:p text:style-name="P8"><text:span text:style-name="T1">Гарантируется что сообщения придут в том порядке что отправлены.</text:span></text:p>
        </text:list-item>
        <text:list-item>
          <text:p text:style-name="P8"><text:span text:style-name="T1">Два потока сообщений: Входящий и Выходящий.</text:span></text:p>
        </text:list-item>
        <text:list-item>
          <text:p text:style-name="P9"><text:span text:style-name="T1">Коммуникатор состоит из двух функции подключения. При вызове первой фукнции поисходит подключение статичной стороны коммуникатора. При вызове второй подключение динамической стороны коммуникатора.</text:span></text:p>
          <text:list>
            <text:list-item>
              <text:p text:style-name="P9"><text:span text:style-name="T1">Статическая сторона подключается первой и только один раз.</text:span></text:p>
            </text:list-item>
            <text:list-item>
              <text:p text:style-name="P10"><text:span text:style-name="T1">Между подключением статической стороны и динамической может пройти некоторое время, все это время коммуникатор должен хранить сообщения отправленные другой стороне которая еще не подключилась.</text:span></text:p>
            </text:list-item>
            <text:list-item>
              <text:p text:style-name="P9"><text:span text:style-name="T1">Динамическая может быть переподключена несколько раз.</text:span></text:p>
            </text:list-item>
            <text:list-item>
              <text:p text:style-name="P9"><text:span text:style-name="T1">Обе функции принимают функцию которая будет принимать входящий поток сообщений и возвращают функцию которая принимает исходящие сообщения.</text:span></text:p>
            </text:list-item>
            <text:list-item>
              <text:p text:style-name="P10"><text:span text:style-name="T1">В некоторых случая возвращенная функция отправки сообщений может быть передана в несколько мест.</text:span></text:p>
            </text:list-item>
          </text:list>
        </text:list-item>
        <text:list-item>
          <text:p text:style-name="P8"><text:span text:style-name="T1">Возможность встраивания в каждый из потоков функции трансформации сообщения.</text:span></text:p>
          <text:list>
            <text:list-item>
              <text:p text:style-name="P8"><text:span text:style-name="T1">Функция для встраивания в поток как может возвращать преобразованное сообщение так и не возвращать ничего, в этом случае считается что она не изменяет сообщение.</text:span></text:p>
            </text:list-item>
          </text:list>
        </text:list-item>
        <text:list-item>
          <text:p text:style-name="P8"><text:span text:style-name="T1">Роутер принимающий сообщение, и передающий его по адресу указанному в сообщении. </text:span><text:span text:style-name="T2">Фукнция подключения у роутера принимает только коммуникатор и адрес для него.</text:span></text:p>
        </text:list-item>
        <text:list-item>
          <text:p text:style-name="P2">Пулл — коммуникатор с подключением «один ко многим». Принимает сообщения от статического коммуникатора и раздает всем в пулле, так же все сообщения от пулла передает статическому коммуникатору.</text:p>
        </text:list-item>
      </text:list>
      <text:p text:style-name="P3"/>
      <text:h text:style-name="P17" text:outline-level="1"/>
      <text:h text:style-name="P18" text:outline-level="1">Архитектура</text:h>
      <text:h text:style-name="P19" text:outline-level="2">Коммуникатор</text:h>
      <text:p text:style-name="P11"><text:span text:style-name="T1">Соединяет один к одному ассинхронные модули. </text:span></text:p>
      <text:p text:style-name="P11"><text:span text:style-name="T1">Один из них подключается статически, другой динамически.</text:span></text:p>
      <text:p text:style-name="P11"><text:span text:style-name="T1">Конструктор принимает две функции, первая пропускает через себя входящий в статический модуль поток сообщений, вторая исходящий поток.</text:span></text:p>
      <text:p text:style-name="P12"><text:span text:style-name="T1">Третьим необязательным аргументом идет копирование сообщений во избежания сохранения ссылки на это сообщения другими модулями.</text:span></text:p>
      <text:p text:style-name="P11"><text:span text:style-name="T1">Инциализированный коммуникатор имеет метод подключения.</text:span></text:p>
      <text:p text:style-name="P11"><text:span text:style-name="T1">При первом вызове метода подключается статический модуль</text:span></text:p>
      <text:p text:style-name="P11"><text:span text:style-name="T1">При всех последующих </text:span><text:span text:style-name="T3">вызовах подключается вторая сторона динамически.</text:span></text:p>
      <text:p text:style-name="P12"><text:span text:style-name="T1">При повторном подключении динамической стороны, старое динамическое соединение будет разорвано.</text:span></text:p>
      <text:p text:style-name="P14"><text:span text:style-name="T1"/></text:p>
      <text:h text:style-name="P21" text:outline-level="2">Мультикоммуникатор</text:h>
      <text:p text:style-name="P5"><text:span text:style-name="T6">Конструктор этого коммуникатора</text:span> принимает в качестве аргумента<text:span text:style-name="T6"> обычный коммуникатор, и возвращает коммуникатор с возможностью множественного подключения.</text:span></text:p>
      <text:p text:style-name="P6">Сообщения от простого коммуникатора будут раздаваться всем подключениям, а сообщения от подключений будут передаваться только простому коммуникатору.</text:p>
      <text:p text:style-name="P7">Важно понимать что если простой коммуникатор накопил в сообщения в ожидании подключения, то все эти сообщения буду переданы после первого же подключения в следующем тике.</text:p>
      <text:h text:style-name="P20" text:outline-level="2">Роутер</text:h>
      <text:p text:style-name="P12"><text:span text:style-name="T1">Осуществляет маршрутизацию между несколькими коммуникаторами по адресам.</text:span></text:p>
      <text:p text:style-name="P12"><text:span text:style-name="T1">Конструктор на вход принимает один аргумент, который является логгирующей функцией.</text:span></text:p>
      <text:p text:style-name="P12"><text:span text:style-name="T1">Логгирующей функции передается каждое сообщение проходящие сквозь роутер.</text:span></text:p>
      <text:p text:style-name="P13"><text:span text:style-name="T1">Роутер имеет метод для подключения коммуникаторов.</text:span></text:p>
      <text:p text:style-name="P13"><text:span text:style-name="T1">Метод принимает два аргумента.</text:span></text:p>
      <text:p text:style-name="P13"><text:span text:style-name="T1">Первым коммуникатор.</text:span></text:p>
      <text:p text:style-name="P13"><text:soft-page-break/><text:span text:style-name="T1">Вторым </text:span><text:span text:style-name="T4">адрес</text:span><text:span text:style-name="T1"> коммуникатор</text:span><text:span text:style-name="T4">а</text:span><text:span text:style-name="T1">.</text:span></text:p>
      <text:p text:style-name="P4"/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12-13T22:05:44.353000000</dc:date>
    <meta:editing-duration>PT2H17M11S</meta:editing-duration>
    <meta:editing-cycles>10</meta:editing-cycles>
    <meta:document-statistic meta:table-count="0" meta:image-count="0" meta:object-count="0" meta:page-count="3" meta:paragraph-count="38" meta:word-count="386" meta:character-count="3034" meta:non-whitespace-character-count="2697"/>
  </office:meta>
</office:document-meta>
</file>